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oginator Hardware</text:p>
          </table:table-cell>
          <table:table-cell table:formula="of:=LEFT([.I2];32)" office:value-type="string" office:string-value="Loginator Hardware" calcext:value-type="string">
            <text:p>Loginator Hardwar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D card</text:p>
          </table:table-cell>
          <table:table-cell table:formula="of:=LEFT([.I3];32)" office:value-type="string" office:string-value="SD card" calcext:value-type="string">
            <text:p>SD ca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d PWM LED</text:p>
          </table:table-cell>
          <table:table-cell table:formula="of:=LEFT([.I4];32)" office:value-type="string" office:string-value="Red PWM LED" calcext:value-type="string">
            <text:p>Red PWM L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een PWM LED</text:p>
          </table:table-cell>
          <table:table-cell table:formula="of:=LEFT([.I5];32)" office:value-type="string" office:string-value="Green PWM LED" calcext:value-type="string">
            <text:p>Green PWM L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lue PWM LED</text:p>
          </table:table-cell>
          <table:table-cell table:formula="of:=LEFT([.I6];32)" office:value-type="string" office:string-value="Blue PWM LED" calcext:value-type="string">
            <text:p>Blue PWM L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op Button</text:p>
          </table:table-cell>
          <table:table-cell table:formula="of:=LEFT([.I7];32)" office:value-type="string" office:string-value="Stop Button" calcext:value-type="string">
            <text:p>Stop Butt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Boot button</text:p>
          </table:table-cell>
          <table:table-cell table:formula="of:=LEFT([.I8];32)" office:value-type="string" office:string-value="Boot button" calcext:value-type="string">
            <text:p>Boot but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4:16:03.644641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11T15:49:35.156905253</dc:date>
    <meta:editing-duration>PT14M2S</meta:editing-duration>
    <meta:editing-cycles>1</meta:editing-cycles>
    <meta:generator>LibreOffice/5.0.2.2$Linux_X86_64 LibreOffice_project/00m0$Build-2</meta:generator>
    <meta:document-statistic meta:table-count="1" meta:cell-count="54" meta:object-count="0"/>
  </office:meta>
</office:document-meta>
</file>